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kumentačnímu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sledek</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e nastavení s možnostmi</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místní nabídk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jiný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 + ⌘ + F5</text:span></text:p>
            </table:table-cell>
            <table:table-cell table:style-name="Table12.A2" office:value-type="string">
              <text:p text:style-name="P3">Otevř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 + 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ikneme na šipku vedle ikony <text:span text:style-name="OOoEmphasis">Nový</text:span> na nástrojové liště Standardní a z rozbalovacího seznamu zvolíme <text:span text:style-name="OOoMenuPath">Databáze</text:span>.</text:p>
        </text:list-item>
        <text:list-item>
          <text:p text:style-name="P314">Klik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ik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ik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ik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ik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ik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ik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ik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ikneme na ikonu <text:span text:style-name="OOoEmphasis">Tabulky</text:span> v oblasti Databáze na levé straně okna. Po kliknutí se v oblasti Úlohy zobrazí tři úkoly. Klik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ik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ikneme na dvojitou šipku vpravo.</text:p>
        </text:list-item>
        <text:list-item>
          <text:p text:style-name="P296"><text:soft-page-break/>Když chceme přesunout jedno nebo více polí, označíme je a klikneme na jednoduchou šipku vpravo.</text:p>
        </text:list-item>
        <text:list-item>
          <text:p text:style-name="P296">Když chceme odstranit jedno nebo více polí ze seznamu <text:span text:style-name="OOoEmphasis">Vybraná pole</text:span>, označíme je a klikneme na jednoduchou šipku vlevo. (Když chceme odstranit vše, klik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ikneme na pole, které chceme posunout nahoru nebo dolů v seznamu polí.</text:p>
            </text:list-item>
            <text:list-item>
              <text:p text:style-name="P297">Klik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ik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text:span><text:span text:style-name="OOoEmphasis">kliknutí</text:span> vybrat několik polí. Potom klikneme na jednoduchou šipku vpravo. Pokud nechtěně přesuneme pole které nemělo být přesunuto, klik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ik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ik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ik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ik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ikneme na pole, které chceme odstranit.</text:p>
            </text:list-item>
            <text:list-item>
              <text:p text:style-name="P247">Klik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ik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ik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ik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ik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ik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ikneme na ikonu <text:span text:style-name="OOoEmphasis">Tabulky</text:span> v oblasti Databáze.</text:p>
        </text:list-item>
        <text:list-item>
          <text:p text:style-name="P256">V seznamu tabulek pravým tlačítkem myši klik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ik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ikneme na šedé pole vlevo od řádku, čímž označíme údaje, které chceme vymazat.</text:p>
        </text:list-item>
        <text:list-item>
          <text:p text:style-name="P261">Klik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ikneme na <text:span text:style-name="OOoMenuPath">Ano</text:span>. Pokud nechceme, klik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ikneme na ikonu <text:span text:style-name="OOoEmphasis">Tabulky</text:span> v oblasti Databáze na levé straně okna.</text:p>
          <text:list>
            <text:list-item>
              <text:p text:style-name="LONumStandard">Pravým tlačítkem klikneme na tabulku, kterou chceme použít. (Klik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ikneme na ikonu <text:span text:style-name="OOoEmphasis">Formuláře</text:span> v oblasti Databáze, a pak v oblasti <text:span text:style-name="OOoEmphasis">Úlohy</text:span> klik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ik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ik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ik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ik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ik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ik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ik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ikneme na ikonu <text:span text:style-name="OOoEmphasis">Smazat záznam</text:span> v nástrojové liště Navigace ve formuláři, a pak klik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ikneme na ikonu <text:span text:style-name="OOoEmphasis">Dotazy</text:span> v oblasti <text:span text:style-name="OOoEmphasis">Databáze</text:span>.</text:p>
        </text:list-item>
        <text:list-item>
          <text:p text:style-name="LONumStandardEnd">V oblasti Úlohy klik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ik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ikneme na název pole, které chceme přesunout.</text:p>
          <text:p text:style-name="LONumStandard">Klik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ik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ik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ik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ik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ik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ik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ikneme v oblasti Databáze na ikonu Sestavy.</text:p>
        </text:list-item>
        <text:list-item>
          <text:p text:style-name="P289">V oblasti Úlohy klik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ik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ik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ik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ik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ik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